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4" style:family="graphic" style:parent-style-name="standard">
      <style:graphic-properties draw:fill="solid" draw:fill-color="#ccff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4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cm" svg:height="1.3cm" svg:x="9.9cm" svg:y="1.9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4.2cm" svg:height="1.8cm" svg:x="9.7cm" svg:y="8.8cm">
          <text:p text:style-name="P1">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3.6cm" svg:height="1.3cm" svg:x="10cm" svg:y="4.3cm">
          <text:p text:style-name="P1">Scene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6cm" svg:height="1.3cm" svg:x="10cm" svg:y="6.7cm">
          <text:p text:style-name="P1">Scene 2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1.8cm" svg:y1="5.6cm" svg:x2="11.8cm" svg:y2="6.7cm">
          <text:p/>
        </draw:line>
        <draw:line draw:style-name="gr4" draw:text-style-name="P1" draw:layer="layout" svg:x1="11.7cm" svg:y1="3.2cm" svg:x2="11.7cm" svg:y2="4.3cm">
          <text:p/>
        </draw:line>
        <draw:line draw:style-name="gr4" draw:text-style-name="P1" draw:layer="layout" svg:x1="11.8cm" svg:y1="8cm" svg:x2="11.8cm" svg:y2="8.8cm">
          <text:p/>
        </draw:line>
        <draw:custom-shape draw:style-name="gr3" draw:text-style-name="P1" draw:layer="layout" svg:width="3.6cm" svg:height="1.3cm" svg:x="10cm" svg:y="12.5cm">
          <text:p text:style-name="P1">Scene 3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0.6cm" svg:y1="10.1cm" svg:x2="11.8cm" svg:y2="12.5cm">
          <text:p/>
        </draw:line>
        <draw:line draw:style-name="gr4" draw:text-style-name="P1" draw:layer="layout" svg:x1="13cm" svg:y1="10.1cm" svg:x2="11.8cm" svg:y2="12.5cm">
          <text:p/>
        </draw:line>
        <draw:frame draw:style-name="gr5" draw:text-style-name="P2" draw:layer="layout" svg:width="3.237cm" svg:height="1.199cm" svg:x="7.6cm" svg:y="10.701cm">
          <draw:text-box>
            <text:p><text:span text:style-name="T1">Head towards:</text:span></text:p>
            <text:p><text:span text:style-name="T1">hp+=1</text:span></text:p>
          </draw:text-box>
        </draw:frame>
        <draw:frame draw:style-name="gr6" draw:text-style-name="P2" draw:layer="layout" svg:width="2.297cm" svg:height="1.6cm" svg:x="12.703cm" svg:y="10.8cm">
          <draw:text-box>
            <text:p><text:span text:style-name="T1">Unlikely:</text:span></text:p>
            <text:p><text:span text:style-name="T1">hp-=1</text:span></text:p>
          </draw:text-box>
        </draw:frame>
        <draw:custom-shape draw:style-name="gr7" draw:text-style-name="P1" draw:layer="layout" svg:width="5.5cm" svg:height="12.4cm" svg:x="17.8cm" svg:y="1.4cm">
          <text:p text:style-name="P1"><text:span text:style-name="T2">Legend</text:span></text:p>
          <text:p text:style-name="P1"/>
          <text:p text:style-name="P1">hp: hero_points</text:p>
          <text:p text:style-name="P1">gp: girl_points</text:p>
          <text:p text:style-name="P1">T: True</text:p>
          <text:p text:style-name="P1">F: Fals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1.8cm" svg:x="16.3cm" svg:y="14.9cm">
          <text:p text:style-name="P1">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" draw:layer="layout" svg:x1="11.8cm" svg:y1="13.8cm" svg:x2="11.8cm" svg:y2="14.9cm">
          <text:p/>
        </draw:line>
        <draw:custom-shape draw:style-name="gr3" draw:text-style-name="P1" draw:layer="layout" svg:width="3.6cm" svg:height="1.3cm" svg:x="10cm" svg:y="18.7cm">
          <text:p text:style-name="P1">Scene 4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3.9cm" svg:y1="15.8cm" svg:x2="16.3cm" svg:y2="15.8cm">
          <text:p/>
        </draw:line>
        <draw:frame draw:style-name="gr5" draw:text-style-name="P2" draw:layer="layout" svg:width="1.361cm" svg:height="0.725cm" svg:x="14.139cm" svg:y="15.075cm">
          <draw:text-box>
            <text:p><text:span text:style-name="T1">True</text:span></text:p>
          </draw:text-box>
        </draw:frame>
        <draw:line draw:style-name="gr4" draw:text-style-name="P1" draw:layer="layout" svg:x1="18.4cm" svg:y1="16.7cm" svg:x2="11.8cm" svg:y2="18.7cm">
          <text:p/>
        </draw:line>
        <draw:frame draw:style-name="gr8" draw:text-style-name="P2" draw:layer="layout" svg:width="2.297cm" svg:height="1.199cm" svg:x="13.8cm" svg:y="16.601cm">
          <draw:text-box>
            <text:p><text:span text:style-name="T1">Press on:</text:span></text:p>
            <text:p><text:span text:style-name="T1">hp+=1</text:span></text:p>
          </draw:text-box>
        </draw:frame>
        <draw:custom-shape draw:style-name="gr1" draw:text-style-name="P1" draw:layer="layout" svg:width="3.6cm" svg:height="1.3cm" svg:x="16.6cm" svg:y="18.7cm">
          <text:p text:style-name="P1">Ending 7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" draw:text-style-name="P2" draw:layer="layout" svg:width="2.297cm" svg:height="0.725cm" svg:x="18.4cm" svg:y="17.163cm">
          <draw:text-box>
            <text:p><text:span text:style-name="T1">Break</text:span></text:p>
          </draw:text-box>
        </draw:frame>
        <draw:custom-shape draw:style-name="gr3" draw:text-style-name="P1" draw:layer="layout" svg:width="3.6cm" svg:height="1.3cm" svg:x="10cm" svg:y="21.4cm">
          <text:p text:style-name="P1">Scene 5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1.8cm" svg:y1="20cm" svg:x2="11.8cm" svg:y2="21.4cm">
          <text:p/>
        </draw:line>
        <draw:custom-shape draw:style-name="gr2" draw:text-style-name="P1" draw:layer="layout" svg:width="4.2cm" svg:height="1.8cm" svg:x="9.701cm" svg:y="23.6cm">
          <text:p text:style-name="P1">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" draw:layer="layout" svg:x1="11.8cm" svg:y1="22.7cm" svg:x2="11.8cm" svg:y2="23.6cm">
          <text:p/>
        </draw:line>
        <draw:custom-shape draw:style-name="gr3" draw:text-style-name="P1" draw:layer="layout" svg:width="3.6cm" svg:height="1.3cm" svg:x="10cm" svg:y="28.3cm">
          <text:p text:style-name="P1">Scene 6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0.6cm" svg:y1="24.9cm" svg:x2="11.8cm" svg:y2="28.3cm">
          <text:p/>
        </draw:line>
        <draw:line draw:style-name="gr4" draw:text-style-name="P1" draw:layer="layout" svg:x1="13cm" svg:y1="24.9cm" svg:x2="11.8cm" svg:y2="28.3cm">
          <text:p/>
        </draw:line>
        <draw:frame draw:style-name="gr5" draw:text-style-name="P2" draw:layer="layout" svg:width="2.322cm" svg:height="0.725cm" svg:x="8.378cm" svg:y="25.975cm">
          <draw:text-box>
            <text:p><text:span text:style-name="T1">Head to it</text:span></text:p>
          </draw:text-box>
        </draw:frame>
        <draw:frame draw:style-name="gr5" draw:text-style-name="P2" draw:layer="layout" svg:width="2.36cm" svg:height="1.673cm" svg:x="12.8cm" svg:y="25.975cm">
          <draw:text-box>
            <text:p><text:span text:style-name="T1">It’s a trap:</text:span></text:p>
            <text:p><text:span text:style-name="T1">hp+=1</text:span></text:p>
            <text:p><text:span text:style-name="T1">trap=T</text:span></text:p>
          </draw:text-box>
        </draw:frame>
        <draw:custom-shape draw:style-name="gr7" draw:text-style-name="P1" draw:layer="layout" svg:width="10cm" svg:height="7cm" svg:x="13.5cm" svg:y="83.7cm">
          <text:p text:style-name="P1"><text:span text:style-name="T2">Notes on boolean variables</text:span></text:p>
          <text:p text:style-name="P1"/>
          <text:p text:style-name="P1">trap: gives alternate lines in</text:p>
          <text:p text:style-name="P1">scene 6</text:p>
          <text:p text:style-name="P1">thirsty: gives alternate lines in</text:p>
          <text:p text:style-name="P1">scene 8</text:p>
          <text:p text:style-name="P1">annoyed: gives alternate lines in</text:p>
          <text:p text:style-name="P1">scene 7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6cm" svg:height="1.3cm" svg:x="10cm" svg:y="31cm">
          <text:p text:style-name="P1">Scene 7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1.8cm" svg:y1="29.6cm" svg:x2="11.8cm" svg:y2="31cm">
          <text:p/>
        </draw:line>
        <draw:custom-shape draw:style-name="gr3" draw:text-style-name="P1" draw:layer="layout" svg:width="6.2cm" svg:height="1.3cm" svg:x="8.7cm" svg:y="38.2cm">
          <text:p text:style-name="P1">Scene 7 (continue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1.8cm" svg:x="9.702cm" svg:y="33cm">
          <text:p text:style-name="P1">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" draw:layer="layout" svg:x1="11.8cm" svg:y1="32.3cm" svg:x2="11.8cm" svg:y2="33cm">
          <text:p/>
        </draw:line>
        <draw:line draw:style-name="gr4" draw:text-style-name="P1" draw:layer="layout" svg:x1="9.7cm" svg:y1="33.9cm" svg:x2="9.2cm" svg:y2="38.2cm">
          <text:p/>
        </draw:line>
        <draw:line draw:style-name="gr4" draw:text-style-name="P1" draw:layer="layout" svg:x1="11.8cm" svg:y1="34.8cm" svg:x2="11.8cm" svg:y2="38.2cm">
          <text:p/>
        </draw:line>
        <draw:line draw:style-name="gr4" draw:text-style-name="P1" draw:layer="layout" svg:x1="13.9cm" svg:y1="33.9cm" svg:x2="14.4cm" svg:y2="38.2cm">
          <text:p/>
        </draw:line>
        <draw:frame draw:style-name="gr10" draw:text-style-name="P2" draw:layer="layout" svg:width="2.919cm" svg:height="1.973cm" svg:x="6.381cm" svg:y="35cm">
          <draw:text-box>
            <text:p><text:span text:style-name="T1">She’s thirsty:</text:span></text:p>
            <text:p><text:span text:style-name="T1">hp+=1</text:span></text:p>
            <text:p><text:span text:style-name="T1">thirsty=T</text:span></text:p>
          </draw:text-box>
        </draw:frame>
        <draw:frame draw:style-name="gr11" draw:text-style-name="P2" draw:layer="layout" svg:width="2.3cm" svg:height="1.199cm" svg:x="9.9cm" svg:y="35.501cm">
          <draw:text-box>
            <text:p><text:span text:style-name="T1">Not bad:</text:span></text:p>
            <text:p><text:span text:style-name="T1">gp+=1</text:span></text:p>
          </draw:text-box>
        </draw:frame>
        <draw:frame draw:style-name="gr12" draw:text-style-name="P2" draw:layer="layout" svg:width="3.619cm" svg:height="1.2cm" svg:x="14.3cm" svg:y="35.5cm">
          <draw:text-box>
            <text:p><text:span text:style-name="T1">She’s annoying:</text:span></text:p>
            <text:p><text:span text:style-name="T1">annoyed=T</text:span></text:p>
          </draw:text-box>
        </draw:frame>
        <draw:line draw:style-name="gr4" draw:text-style-name="P1" draw:layer="layout" svg:x1="11.8cm" svg:y1="39.5cm" svg:x2="11.8cm" svg:y2="41.1cm">
          <text:p/>
        </draw:line>
        <draw:custom-shape draw:style-name="gr3" draw:text-style-name="P1" draw:layer="layout" svg:width="3.6cm" svg:height="1.3cm" svg:x="10cm" svg:y="41.1cm">
          <text:p text:style-name="P1">Scene 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6cm" svg:height="1.3cm" svg:x="10cm" svg:y="43.4cm">
          <text:p text:style-name="P1">Scene 9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1.8cm" svg:y1="42.4cm" svg:x2="11.8cm" svg:y2="43.4cm">
          <text:p/>
        </draw:line>
        <draw:custom-shape draw:style-name="gr3" draw:text-style-name="P1" draw:layer="layout" svg:width="3.6cm" svg:height="1.3cm" svg:x="10cm" svg:y="45.7cm">
          <text:p text:style-name="P1">Scene 1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1.8cm" svg:y1="44.7cm" svg:x2="11.8cm" svg:y2="45.7cm">
          <text:p/>
        </draw:line>
        <draw:frame draw:style-name="gr13" draw:text-style-name="P2" draw:layer="layout" svg:width="1.539cm" svg:height="0.725cm" svg:x="10.261cm" svg:y="17.1cm">
          <draw:text-box>
            <text:p><text:span text:style-name="T1">False</text:span></text:p>
          </draw:text-box>
        </draw:frame>
        <draw:custom-shape draw:style-name="gr2" draw:text-style-name="P1" draw:layer="layout" svg:width="4.2cm" svg:height="1.8cm" svg:x="13cm" svg:y="52.2cm">
          <text:p text:style-name="P1">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" draw:layer="layout" svg:x1="11.8cm" svg:y1="47cm" svg:x2="11.8cm" svg:y2="48.2cm">
          <text:p/>
        </draw:line>
        <draw:custom-shape draw:style-name="gr1" draw:text-style-name="P1" draw:layer="layout" svg:width="3.6cm" svg:height="1.3cm" svg:x="17.9cm" svg:y="56cm">
          <text:p text:style-name="P1">Ending 4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1" draw:layer="layout" svg:x1="15.1cm" svg:y1="54cm" svg:x2="19.8cm" svg:y2="56cm">
          <text:p/>
        </draw:line>
        <draw:custom-shape draw:style-name="gr3" draw:text-style-name="P1" draw:layer="layout" svg:width="3.6cm" svg:height="1.3cm" svg:x="5.2cm" svg:y="63.7cm">
          <text:p text:style-name="P1">Scene A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4.2cm" svg:height="1.8cm" svg:x="9.7cm" svg:y="59.8cm">
          <text:p text:style-name="P1">if hp&lt;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" draw:layer="layout" svg:x1="15.1cm" svg:y1="54cm" svg:x2="11.8cm" svg:y2="57.3cm">
          <text:p/>
        </draw:line>
        <draw:custom-shape draw:style-name="gr3" draw:text-style-name="P1" draw:layer="layout" svg:width="3.6cm" svg:height="1.3cm" svg:x="15.8cm" svg:y="63.701cm">
          <text:p text:style-name="P1">Scene B1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2" draw:layer="layout" svg:width="3.1cm" svg:height="0.725cm" svg:x="17.3cm" svg:y="54.2cm">
          <draw:text-box>
            <text:p><text:span text:style-name="T1">Can’t trust AI</text:span></text:p>
          </draw:text-box>
        </draw:frame>
        <draw:frame draw:style-name="gr16" draw:text-style-name="P2" draw:layer="layout" svg:width="2.9cm" svg:height="1.199cm" svg:x="13.6cm" svg:y="55.3cm">
          <draw:text-box>
            <text:p><text:span text:style-name="T1">She’s a spy:</text:span></text:p>
            <text:p><text:span text:style-name="T1">hp+=1</text:span></text:p>
          </draw:text-box>
        </draw:frame>
        <draw:custom-shape draw:style-name="gr7" draw:text-style-name="P1" draw:layer="layout" svg:width="6.3cm" svg:height="2.7cm" svg:x="1.4cm" svg:y="59.4cm">
          <text:p text:style-name="P1"><text:span text:style-name="T2">Note</text:span></text:p>
          <text:p text:style-name="P1">Below portion in early</text:p>
          <text:p text:style-name="P1">draft sta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1.8cm" svg:y1="61.6cm" svg:x2="7cm" svg:y2="63.7cm">
          <text:p/>
        </draw:line>
        <draw:line draw:style-name="gr4" draw:text-style-name="P1" draw:layer="layout" svg:x1="11.7cm" svg:y1="61.6cm" svg:x2="17.7cm" svg:y2="63.7cm">
          <text:p/>
        </draw:line>
        <draw:frame draw:style-name="gr17" draw:text-style-name="P2" draw:layer="layout" svg:width="1.5cm" svg:height="0.725cm" svg:x="8.3cm" svg:y="61.975cm">
          <draw:text-box>
            <text:p><text:span text:style-name="T1">True</text:span></text:p>
          </draw:text-box>
        </draw:frame>
        <draw:frame draw:style-name="gr15" draw:text-style-name="P2" draw:layer="layout" svg:width="1.8cm" svg:height="0.725cm" svg:x="14.2cm" svg:y="61.875cm">
          <draw:text-box>
            <text:p><text:span text:style-name="T1">False</text:span></text:p>
          </draw:text-box>
        </draw:frame>
        <draw:line draw:style-name="gr4" draw:text-style-name="P1" draw:layer="layout" svg:x1="7cm" svg:y1="65cm" svg:x2="7cm" svg:y2="66.3cm">
          <text:p/>
        </draw:line>
        <draw:custom-shape draw:style-name="gr2" draw:text-style-name="P1" draw:layer="layout" svg:width="4.2cm" svg:height="1.8cm" svg:x="4.9cm" svg:y="66.3cm">
          <text:p text:style-name="P1">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6cm" svg:height="1.3cm" svg:x="2.4cm" svg:y="70.4cm">
          <text:p text:style-name="P1">Ending 3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1" draw:layer="layout" svg:x1="7cm" svg:y1="68.1cm" svg:x2="4.2cm" svg:y2="70.4cm">
          <text:p/>
        </draw:line>
        <draw:frame draw:style-name="gr15" draw:text-style-name="P2" draw:layer="layout" svg:width="2.6cm" svg:height="1.199cm" svg:x="3.3cm" svg:y="68.5cm">
          <draw:text-box>
            <text:p><text:span text:style-name="T1">Accept AI-sempai</text:span></text:p>
          </draw:text-box>
        </draw:frame>
        <draw:custom-shape draw:style-name="gr1" draw:text-style-name="P1" draw:layer="layout" svg:width="3.6cm" svg:height="1.3cm" svg:x="8.1cm" svg:y="70.4cm">
          <text:p text:style-name="P1">Ending 2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1" draw:layer="layout" svg:x1="7cm" svg:y1="68.1cm" svg:x2="9.9cm" svg:y2="70.4cm">
          <text:p/>
        </draw:line>
        <draw:frame draw:style-name="gr18" draw:text-style-name="P2" draw:layer="layout" svg:width="2.6cm" svg:height="1.199cm" svg:x="8.5cm" svg:y="68.401cm">
          <draw:text-box>
            <text:p><text:span text:style-name="T1">Reject AI-sempai</text:span></text:p>
          </draw:text-box>
        </draw:frame>
        <draw:custom-shape draw:style-name="gr2" draw:text-style-name="P1" draw:layer="layout" svg:width="4.2cm" svg:height="1.8cm" svg:x="15.5cm" svg:y="66.3cm">
          <text:p text:style-name="P1">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" draw:layer="layout" svg:x1="17.6cm" svg:y1="65cm" svg:x2="17.6cm" svg:y2="66.3cm">
          <text:p/>
        </draw:line>
        <draw:custom-shape draw:style-name="gr3" draw:text-style-name="P1" draw:layer="layout" svg:width="3.6cm" svg:height="1.3cm" svg:x="19.7cm" svg:y="70.4cm">
          <text:p text:style-name="P1">Scene B2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9.7cm" svg:y1="67.2cm" svg:x2="21.5cm" svg:y2="70.4cm">
          <text:p/>
        </draw:line>
        <draw:frame draw:style-name="gr15" draw:text-style-name="P2" draw:layer="layout" svg:width="2.6cm" svg:height="1.673cm" svg:x="20.7cm" svg:y="67.9cm">
          <draw:text-box>
            <text:p><text:span text:style-name="T1">Involve Girl-chan:</text:span></text:p>
            <text:p><text:span text:style-name="T1">gp+=1</text:span></text:p>
          </draw:text-box>
        </draw:frame>
        <draw:frame draw:style-name="gr15" draw:text-style-name="P2" draw:layer="layout" svg:width="1.3cm" svg:height="0.725cm" svg:x="12.979cm" svg:y="70.207cm">
          <draw:text-box>
            <text:p><text:span text:style-name="T1">Life</text:span></text:p>
          </draw:text-box>
        </draw:frame>
        <draw:custom-shape draw:style-name="gr1" draw:text-style-name="P1" draw:layer="layout" svg:width="3.6cm" svg:height="1.3cm" svg:x="9.5cm" svg:y="79.1cm">
          <text:p text:style-name="P1">Ending 5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3.7cm" svg:height="1.3cm" svg:x="14.4cm" svg:y="75cm">
          <text:p text:style-name="P1">Ending 1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1" draw:layer="layout" svg:x1="17.6cm" svg:y1="68.1cm" svg:x2="16.3cm" svg:y2="75cm">
          <text:p/>
        </draw:line>
        <draw:frame draw:style-name="gr16" draw:text-style-name="P2" draw:layer="layout" svg:width="1.3cm" svg:height="0.725cm" svg:x="15.9cm" svg:y="70.7cm">
          <draw:text-box>
            <text:p><text:span text:style-name="T1">Lie</text:span></text:p>
          </draw:text-box>
        </draw:frame>
        <draw:custom-shape draw:style-name="gr2" draw:text-style-name="P1" draw:layer="layout" svg:width="4.2cm" svg:height="1.8cm" svg:x="19.4cm" svg:y="72.4cm">
          <text:p text:style-name="P1">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" draw:layer="layout" svg:x1="21.5cm" svg:y1="71.7cm" svg:x2="21.5cm" svg:y2="72.4cm">
          <text:p/>
        </draw:line>
        <draw:line draw:style-name="gr4" draw:text-style-name="P1" draw:layer="layout" svg:x1="15.5cm" svg:y1="67.2cm" svg:x2="11.3cm" svg:y2="79.1cm">
          <text:p/>
        </draw:line>
        <draw:line draw:style-name="gr4" draw:text-style-name="P1" draw:layer="layout" svg:x1="21.5cm" svg:y1="74.2cm" svg:x2="16.3cm" svg:y2="75cm">
          <text:p/>
        </draw:line>
        <draw:frame draw:style-name="gr16" draw:text-style-name="P2" draw:layer="layout" svg:width="1.3cm" svg:height="0.725cm" svg:x="18.1cm" svg:y="73.8cm">
          <draw:text-box>
            <text:p><text:span text:style-name="T1">Lie</text:span></text:p>
          </draw:text-box>
        </draw:frame>
        <draw:line draw:style-name="gr4" draw:text-style-name="P1" draw:layer="layout" svg:x1="21.5cm" svg:y1="74.2cm" svg:x2="21.5cm" svg:y2="76.1cm">
          <text:p/>
        </draw:line>
        <draw:frame draw:style-name="gr15" draw:text-style-name="P2" draw:layer="layout" svg:width="1.3cm" svg:height="0.725cm" svg:x="20.4cm" svg:y="74.7cm">
          <draw:text-box>
            <text:p><text:span text:style-name="T1">Life</text:span></text:p>
          </draw:text-box>
        </draw:frame>
        <draw:custom-shape draw:style-name="gr14" draw:text-style-name="P1" draw:layer="layout" svg:width="4.2cm" svg:height="1.8cm" svg:x="19.4cm" svg:y="76.1cm">
          <text:p text:style-name="P1">if gp&gt;=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6cm" svg:height="1.3cm" svg:x="19.7cm" svg:y="79.101cm">
          <text:p text:style-name="P1">Ending 6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1" draw:layer="layout" svg:x1="21.5cm" svg:y1="77.9cm" svg:x2="21.5cm" svg:y2="79.1cm">
          <text:p/>
        </draw:line>
        <draw:frame draw:style-name="gr19" draw:text-style-name="P2" draw:layer="layout" svg:width="1.5cm" svg:height="0.725cm" svg:x="21.6cm" svg:y="78cm">
          <draw:text-box>
            <text:p><text:span text:style-name="T1">True</text:span></text:p>
          </draw:text-box>
        </draw:frame>
        <draw:line draw:style-name="gr4" draw:text-style-name="P1" draw:layer="layout" svg:x1="19.4cm" svg:y1="77cm" svg:x2="11.2cm" svg:y2="79.1cm">
          <text:p/>
        </draw:line>
        <draw:frame draw:style-name="gr20" draw:text-style-name="P2" draw:layer="layout" svg:width="1.7cm" svg:height="0.725cm" svg:x="15.1cm" svg:y="77.175cm">
          <draw:text-box>
            <text:p><text:span text:style-name="T1">False</text:span></text:p>
          </draw:text-box>
        </draw:frame>
        <draw:custom-shape draw:style-name="gr14" draw:text-style-name="P1" draw:layer="layout" svg:width="4.2cm" svg:height="1.8cm" svg:x="9.7cm" svg:y="14.9cm">
          <text:p text:style-name="P1">if hp&lt;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" draw:layer="layout" svg:x1="11.8cm" svg:y1="16.7cm" svg:x2="11.8cm" svg:y2="18.7cm">
          <text:p/>
        </draw:line>
        <draw:line draw:style-name="gr4" draw:text-style-name="P1" draw:layer="layout" svg:x1="18.4cm" svg:y1="16.7cm" svg:x2="18.4cm" svg:y2="18.7cm">
          <text:p/>
        </draw:line>
        <draw:custom-shape draw:style-name="gr14" draw:text-style-name="P1" draw:layer="layout" svg:width="4.2cm" svg:height="1.8cm" svg:x="9.7cm" svg:y="48.2cm">
          <text:p text:style-name="P1">if hp&lt;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" draw:layer="layout" svg:x1="11.8cm" svg:y1="50cm" svg:x2="11.8cm" svg:y2="57.3cm">
          <text:p/>
        </draw:line>
        <draw:line draw:style-name="gr4" draw:text-style-name="P1" draw:layer="layout" svg:x1="11.9cm" svg:y1="50cm" svg:x2="15.1cm" svg:y2="52.2cm">
          <text:p/>
        </draw:line>
        <draw:frame draw:style-name="gr5" draw:text-style-name="P2" draw:layer="layout" svg:width="1.361cm" svg:height="0.725cm" svg:x="13.5cm" svg:y="51cm">
          <draw:text-box>
            <text:p><text:span text:style-name="T1">True</text:span></text:p>
          </draw:text-box>
        </draw:frame>
        <draw:frame draw:style-name="gr5" draw:text-style-name="P2" draw:layer="layout" svg:width="1.704cm" svg:height="1.199cm" svg:x="9.996cm" svg:y="52.9cm">
          <draw:text-box>
            <text:p><text:span text:style-name="T1">False</text:span></text:p>
            <text:p><text:span text:style-name="T1">hp+=1</text:span></text:p>
          </draw:text-box>
        </draw:frame>
        <draw:custom-shape draw:style-name="gr1" draw:text-style-name="P1" draw:layer="layout" svg:width="3.6cm" svg:height="1.3cm" svg:x="18.8cm" svg:y="6.4cm">
          <text:p text:style-name="P1">Start/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draw:layer="layout" svg:width="3.6cm" svg:height="1.3cm" svg:x="18.8cm" svg:y="7.9cm">
          <text:p text:style-name="P1">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1.8cm" svg:x="18.5cm" svg:y="9.4cm">
          <text:p text:style-name="P1">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1" draw:layer="layout" svg:width="4.2cm" svg:height="1.8cm" svg:x="18.5cm" svg:y="11.4cm">
          <text:p text:style-name="P1">Condi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3.6cm" svg:height="1.3cm" svg:x="9.999cm" svg:y="57.3cm">
          <text:p text:style-name="P1">Scene 11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1.8cm" svg:y1="58.6cm" svg:x2="11.8cm" svg:y2="5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ndon Quan</meta:initial-creator>
    <meta:creation-date>2015-06-28T00:16:35.32</meta:creation-date>
    <dc:date>2015-07-13T00:32:12.49</dc:date>
    <meta:editing-duration>PT1H31M19S</meta:editing-duration>
    <meta:editing-cycles>86</meta:editing-cycles>
    <meta:generator>OpenOffice.org/3.4.1$Win32 OpenOffice.org_project/341m1$Build-9593</meta:generator>
    <meta:document-statistic meta:object-count="110"/>
  </office:meta>
</office:document-meta>
</file>